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re Franklin" svg:font-family="Libre Franklin" style:font-family-generic="system" style:font-pitch="variable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top="0.1666in" fo:margin-bottom="0.1666in" style:page-number="1"/>
    </style:style>
    <style:style style:name="T2" style:parent-style-name="DefaultParagraphFont" style:family="text">
      <style:text-properties style:font-name="Calibri" style:font-name-complex="Calibri" fo:font-weight="bold" style:font-weight-asian="bold" fo:font-size="13pt" style:font-size-asian="13pt" style:font-size-complex="13pt"/>
    </style:style>
    <style:style style:name="P3" style:parent-style-name="Standard" style:family="paragraph">
      <style:paragraph-properties fo:margin-top="0.1666in" fo:line-height="0.1666in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0.1666in"/>
    </style:style>
    <style:style style:name="T8" style:parent-style-name="DefaultParagraphFont" style:family="text">
      <style:text-properties style:font-name="Calibri" style:font-name-complex="Calibri"/>
    </style:style>
    <style:style style:name="T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margin-bottom="0.0833in" fo:line-height="0.1666in"/>
    </style:style>
    <style:style style:name="T12" style:parent-style-name="DefaultParagraphFont" style:family="text">
      <style:text-properties style:font-name="Calibri" style:font-name-complex="Calibri"/>
    </style:style>
    <style:style style:name="T13" style:parent-style-name="DefaultParagraphFont" style:family="text">
      <style:text-properties style:font-name="Calibri" style:font-name-complex="Calibri"/>
    </style:style>
    <style:style style:name="P14" style:parent-style-name="Standard" style:family="paragraph">
      <style:paragraph-properties fo:line-height="0.1666in"/>
    </style:style>
    <style:style style:name="T15" style:parent-style-name="Internetlink" style:family="text">
      <style:text-properties style:font-name="Calibri" style:font-name-complex="Calibri"/>
    </style:style>
    <style:style style:name="T16" style:parent-style-name="DefaultParagraphFont" style:family="text">
      <style:text-properties style:font-name="Calibri" style:font-name-complex="Calibri"/>
    </style:style>
    <style:style style:name="T17" style:parent-style-name="DefaultParagraphFont" style:family="text">
      <style:text-properties style:font-name="Calibri" style:font-name-complex="Calibri"/>
    </style:style>
    <style:style style:name="P18" style:parent-style-name="Standard" style:family="paragraph">
      <style:paragraph-properties fo:line-height="0.1666in"/>
    </style:style>
    <style:style style:name="T19" style:parent-style-name="Internetlink" style:family="text">
      <style:text-properties style:font-name="Calibri" style:font-name-complex="Calibri"/>
    </style:style>
    <style:style style:name="T20" style:parent-style-name="Internetlink" style:family="text">
      <style:text-properties style:font-name="Calibri" style:font-name-complex="Calibri"/>
    </style:style>
    <style:style style:name="T21" style:parent-style-name="DefaultParagraphFont" style:family="text">
      <style:text-properties style:font-name="Calibri" style:font-name-complex="Calibri"/>
    </style:style>
    <style:style style:name="P22" style:parent-style-name="Standard" style:family="paragraph">
      <style:paragraph-properties fo:line-height="0.1666in"/>
    </style:style>
    <style:style style:name="T23" style:parent-style-name="Internetlink" style:family="text">
      <style:text-properties style:font-name="Calibri" style:font-name-complex="Calibri"/>
    </style:style>
    <style:style style:name="T24" style:parent-style-name="Internetlink" style:family="text">
      <style:text-properties style:font-name="Calibri" style:font-name-complex="Calibri"/>
    </style:style>
    <style:style style:name="T25" style:parent-style-name="DefaultParagraphFont" style:family="text">
      <style:text-properties style:font-name="Calibri" style:font-name-complex="Calibri"/>
    </style:style>
    <style:style style:name="P26" style:parent-style-name="Standard" style:family="paragraph">
      <style:paragraph-properties fo:margin-top="0.1666in" fo:line-height="0.1666in"/>
    </style:style>
    <style:style style:name="T2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0.1666in"/>
    </style:style>
    <style:style style:name="T31" style:parent-style-name="DefaultParagraphFont" style:family="text">
      <style:text-properties style:font-name="Calibri" style:font-name-complex="Calibri"/>
    </style:style>
    <style:style style:name="T3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0.1666in"/>
    </style:style>
    <style:style style:name="T35" style:parent-style-name="DefaultParagraphFont" style:family="text">
      <style:text-properties style:font-name="Calibri" style:font-name-complex="Calibri"/>
    </style:style>
    <style:style style:name="T36" style:parent-style-name="DefaultParagraphFont" style:family="text">
      <style:text-properties style:font-name="Calibri" style:font-name-complex="Calibri"/>
    </style:style>
    <style:style style:name="T37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line-height="0.1666in"/>
    </style:style>
    <style:style style:name="T40" style:parent-style-name="DefaultParagraphFont" style:family="text">
      <style:text-properties style:font-name="Calibri" style:font-name-complex="Calibri"/>
    </style:style>
    <style:style style:name="T41" style:parent-style-name="DefaultParagraphFont" style:family="text">
      <style:text-properties style:font-name="Calibri" style:font-name-complex="Calibri"/>
    </style:style>
    <style:style style:name="T4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4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4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line-height="0.1666in"/>
    </style:style>
    <style:style style:name="T47" style:parent-style-name="DefaultParagraphFont" style:family="text">
      <style:text-properties style:font-name="Calibri" style:font-name-complex="Calibri"/>
    </style:style>
    <style:style style:name="T48" style:parent-style-name="Internetlink" style:family="text">
      <style:text-properties style:font-name="Calibri" style:font-name-complex="Calibri"/>
    </style:style>
    <style:style style:name="T49" style:parent-style-name="DefaultParagraphFont" style:family="text">
      <style:text-properties style:font-name="Calibri" style:font-name-complex="Calibri"/>
    </style:style>
    <style:style style:name="T50" style:parent-style-name="DefaultParagraphFont" style:family="text">
      <style:text-properties style:font-name="Calibri" style:font-name-complex="Calibri"/>
    </style:style>
    <style:style style:name="P51" style:parent-style-name="Standard" style:family="paragraph">
      <style:paragraph-properties fo:line-height="0.1666in"/>
    </style:style>
    <style:style style:name="T52" style:parent-style-name="DefaultParagraphFont" style:family="text">
      <style:text-properties style:font-name="Calibri" style:font-name-complex="Calibri"/>
    </style:style>
    <style:style style:name="T53" style:parent-style-name="Internetlink" style:family="text">
      <style:text-properties style:font-name="Calibri" style:font-name-complex="Calibri"/>
    </style:style>
    <style:style style:name="T54" style:parent-style-name="Internetlink" style:family="text">
      <style:text-properties style:font-name="Calibri" style:font-name-complex="Calibri"/>
    </style:style>
    <style:style style:name="T55" style:parent-style-name="Internetlink" style:family="text">
      <style:text-properties style:font-name="Calibri" style:font-name-complex="Calibri"/>
    </style:style>
    <style:style style:name="T5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0.1666in"/>
    </style:style>
    <style:style style:name="T58" style:parent-style-name="DefaultParagraphFont" style:family="text">
      <style:text-properties style:font-name="Calibri" style:font-name-complex="Calibri"/>
    </style:style>
    <style:style style:name="T59" style:parent-style-name="Internetlink" style:family="text">
      <style:text-properties style:font-name="Calibri" style:font-name-complex="Calibri"/>
    </style:style>
    <style:style style:name="T60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line-height="0.1666in"/>
    </style:style>
    <style:style style:name="T62" style:parent-style-name="DefaultParagraphFont" style:family="text">
      <style:text-properties style:font-name="Calibri" style:font-name-complex="Calibri"/>
    </style:style>
    <style:style style:name="T63" style:parent-style-name="DefaultParagraphFont" style:family="text">
      <style:text-properties style:font-name="Calibri" style:font-name-complex="Calibri"/>
    </style:style>
    <style:style style:name="T64" style:parent-style-name="Internetlink" style:family="text">
      <style:text-properties style:font-name="Calibri" style:font-name-complex="Calibri"/>
    </style:style>
    <style:style style:name="T6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line-height="0.1666in"/>
    </style:style>
    <style:style style:name="T67" style:parent-style-name="DefaultParagraphFont" style:family="text">
      <style:text-properties style:font-name="Calibri" style:font-name-complex="Calibri"/>
    </style:style>
    <style:style style:name="T68" style:parent-style-name="Internetlink" style:family="text">
      <style:text-properties style:font-name="Calibri" style:font-name-complex="Calibri"/>
    </style:style>
    <style:style style:name="T6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line-height="0.1666in"/>
    </style:style>
    <style:style style:name="T71" style:parent-style-name="DefaultParagraphFont" style:family="text">
      <style:text-properties style:font-name="Calibri" style:font-name-complex="Calibri"/>
    </style:style>
    <style:style style:name="P72" style:parent-style-name="ListParagraph" style:family="paragraph">
      <style:paragraph-properties fo:margin-top="0.1666in" fo:line-height="0.1666in"/>
    </style:style>
    <style:style style:name="T73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4" style:parent-style-name="ListParagraph" style:family="paragraph">
      <style:paragraph-properties fo:margin-top="0.1666in" fo:margin-bottom="0.1666in" fo:line-height="0.1666in"/>
    </style:style>
    <style:style style:name="T75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77" style:parent-style-name="ListParagraph" style:family="paragraph">
      <style:paragraph-properties fo:margin-top="0.1666in" fo:margin-bottom="0.1666in" fo:line-height="0.1666in"/>
    </style:style>
    <style:style style:name="T78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Calibri" style:font-name-complex="Calibri"/>
    </style:style>
    <style:style style:name="P81" style:parent-style-name="ListParagraph" style:family="paragraph">
      <style:paragraph-properties fo:margin-top="0.1666in" fo:margin-bottom="0.1666in" fo:line-height="0.1666in"/>
    </style:style>
    <style:style style:name="T82" style:parent-style-name="DefaultParagraphFont" style:family="text">
      <style:text-properties style:font-name="Calibri" style:font-name-complex="Calibri" fo:color="#1155CC" style:text-underline-type="single" style:text-underline-style="solid" style:text-underline-width="auto" style:text-underline-mode="continuous"/>
    </style:style>
    <style:style style:name="P83" style:parent-style-name="Standard" style:family="paragraph">
      <style:paragraph-properties fo:margin-top="0.1666in" fo:margin-bottom="0.1666in"/>
    </style:style>
    <style:style style:name="T8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8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8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8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89" style:parent-style-name="Standard" style:family="paragraph">
      <style:paragraph-properties fo:margin-top="0.1666in" fo:margin-bottom="0.1666in"/>
    </style:style>
    <style:style style:name="T9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9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9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97" style:parent-style-name="Standard" style:family="paragraph">
      <style:paragraph-properties fo:margin-top="0.1666in" fo:margin-bottom="0.1666in"/>
    </style:style>
    <style:style style:name="T9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9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0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02" style:parent-style-name="Standard" style:family="paragraph">
      <style:paragraph-properties fo:margin-top="0.1666in" fo:margin-bottom="0.1666in"/>
    </style:style>
    <style:style style:name="T10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0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0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09" style:parent-style-name="Standard" style:family="paragraph">
      <style:paragraph-properties fo:margin-top="0.1666in" fo:margin-bottom="0.1666in"/>
    </style:style>
    <style:style style:name="T1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1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1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1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1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19" style:parent-style-name="Standard" style:family="paragraph">
      <style:paragraph-properties fo:margin-top="0.1666in" fo:margin-bottom="0.1666in"/>
    </style:style>
    <style:style style:name="T12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2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2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2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27" style:parent-style-name="Standard" style:family="paragraph">
      <style:paragraph-properties fo:margin-top="0.1666in" fo:margin-bottom="0.1666in"/>
    </style:style>
    <style:style style:name="T12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2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31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3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3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3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36" style:parent-style-name="Standard" style:family="paragraph">
      <style:paragraph-properties fo:margin-top="0.1666in" fo:margin-bottom="0.1666in"/>
    </style:style>
    <style:style style:name="T13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3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4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4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4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45" style:parent-style-name="Standard" style:family="paragraph">
      <style:paragraph-properties fo:margin-top="0.1666in" fo:margin-bottom="0.1666in"/>
    </style:style>
    <style:style style:name="T14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4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14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51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152" style:parent-style-name="Standard" style:family="paragraph">
      <style:paragraph-properties fo:break-before="page" fo:margin-top="0.1666in" fo:margin-bottom="0.1666in"/>
    </style:style>
    <style:style style:name="T15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15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5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5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5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58" style:parent-style-name="Standard" style:family="paragraph">
      <style:paragraph-properties fo:margin-top="0.1666in" fo:margin-bottom="0.1666in"/>
    </style:style>
    <style:style style:name="T15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6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5" style:parent-style-name="Standard" style:family="paragraph">
      <style:paragraph-properties fo:margin-top="0.1666in" fo:margin-bottom="0.1666in"/>
    </style:style>
    <style:style style:name="T16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6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17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2" style:parent-style-name="Standard" style:family="paragraph">
      <style:paragraph-properties fo:margin-top="0.1666in"/>
    </style:style>
    <style:style style:name="T1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4" style:parent-style-name="Standard" style:family="paragraph"/>
    <style:style style:name="T17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7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7" style:parent-style-name="Standard" style:family="paragraph"/>
    <style:style style:name="T17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79" style:parent-style-name="Standard" style:family="paragraph">
      <style:paragraph-properties fo:margin-bottom="0.1666in"/>
    </style:style>
    <style:style style:name="T18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181" style:parent-style-name="Standard" style:family="paragraph">
      <style:paragraph-properties fo:margin-top="0.1666in" fo:margin-bottom="0.1666in"/>
    </style:style>
    <style:style style:name="T18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1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18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P18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8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199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00" style:parent-style-name="Standard" style:family="paragraph">
      <style:paragraph-properties fo:break-before="page" fo:margin-top="0.1666in" fo:margin-bottom="0.1666in"/>
    </style:style>
    <style:style style:name="T20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0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0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05" style:parent-style-name="Standard" style:family="paragraph">
      <style:paragraph-properties fo:margin-top="0.1666in" fo:margin-bottom="0.1666in"/>
    </style:style>
    <style:style style:name="T20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0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0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0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1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1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4" style:parent-style-name="Standard" style:family="paragraph">
      <style:paragraph-properties fo:margin-top="0.1666in" fo:margin-bottom="0.1666in"/>
    </style:style>
    <style:style style:name="T21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1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1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1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2" style:parent-style-name="Standard" style:family="paragraph">
      <style:paragraph-properties fo:margin-top="0.1666in" fo:margin-bottom="0.1666in"/>
    </style:style>
    <style:style style:name="T22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25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2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2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2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2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1" style:parent-style-name="Standard" style:family="paragraph">
      <style:paragraph-properties fo:margin-top="0.1666in" fo:margin-bottom="0.1666in"/>
    </style:style>
    <style:style style:name="T23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3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3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36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3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3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0" style:parent-style-name="Standard" style:family="paragraph">
      <style:paragraph-properties fo:margin-top="0.1666in" fo:margin-bottom="0.1666in"/>
    </style:style>
    <style:style style:name="T24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43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4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4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4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57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258" style:parent-style-name="Standard" style:family="paragraph">
      <style:paragraph-properties fo:break-before="page" fo:margin-top="0.1666in" fo:margin-bottom="0.1666in"/>
    </style:style>
    <style:style style:name="T25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26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6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3" style:parent-style-name="Standard" style:family="paragraph">
      <style:paragraph-properties fo:margin-top="0.1666in" fo:margin-bottom="0.1666in"/>
    </style:style>
    <style:style style:name="T26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6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6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6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2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6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7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2" style:parent-style-name="Standard" style:family="paragraph">
      <style:paragraph-properties fo:margin-top="0.1666in" fo:margin-bottom="0.1666in"/>
    </style:style>
    <style:style style:name="T27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7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75" style:parent-style-name="DefaultParagraphFont" style:family="text">
      <style:text-properties style:font-name="Libre Franklin" fo:color="#333333" fo:background-color="#FFFFFF" fo:language="en" fo:country="US"/>
    </style:style>
    <style:style style:name="T276" style:parent-style-name="DefaultParagraphFont" style:family="text">
      <style:text-properties style:font-name="Libre Franklin" fo:color="#333333" fo:background-color="#FFFFFF"/>
    </style:style>
    <style:style style:name="T277" style:parent-style-name="DefaultParagraphFont" style:family="text">
      <style:text-properties style:font-name="Libre Franklin" fo:color="#333333" fo:background-color="#FFFFFF"/>
    </style:style>
    <style:style style:name="T27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79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8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2" style:parent-style-name="Standard" style:family="paragraph">
      <style:paragraph-properties fo:margin-top="0.1666in" fo:margin-bottom="0.1666in"/>
    </style:style>
    <style:style style:name="T28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85" style:parent-style-name="DefaultParagraphFont" style:family="text">
      <style:text-properties style:font-name="Open Sans" style:font-name-complex="Open Sans" fo:color="#000000" fo:font-size="11.5pt" style:font-size-asian="11.5pt" style:font-size-complex="11.5pt" fo:background-color="#FFFFFF"/>
    </style:style>
    <style:style style:name="T28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87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28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1" style:parent-style-name="Standard" style:family="paragraph">
      <style:paragraph-properties fo:margin-top="0.1666in" fo:margin-bottom="0.1666in"/>
    </style:style>
    <style:style style:name="T29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29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294" style:parent-style-name="DefaultParagraphFont" style:family="text">
      <style:text-properties style:font-name="Open Sans" style:font-name-complex="Open Sans" fo:color="#000000" fo:font-size="11.5pt" style:font-size-asian="11.5pt" style:font-size-complex="11.5pt" fo:background-color="#FFFFFF"/>
    </style:style>
    <style:style style:name="T295" style:parent-style-name="DefaultParagraphFont" style:family="text">
      <style:text-properties style:font-name="Open Sans" style:font-name-complex="Open Sans" fo:color="#000000" fo:font-size="11.5pt" style:font-size-asian="11.5pt" style:font-size-complex="11.5pt" fo:background-color="#FFFFFF"/>
    </style:style>
    <style:style style:name="T29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29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29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0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12" style:parent-style-name="Standard" style:family="paragraph">
      <style:paragraph-properties fo:break-before="page"/>
    </style:style>
    <style:style style:name="T31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14" style:parent-style-name="Standard" style:family="paragraph">
      <style:paragraph-properties fo:margin-top="0.1666in" fo:margin-bottom="0.1666in"/>
    </style:style>
    <style:style style:name="T31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17" style:parent-style-name="Standard" style:family="paragraph">
      <style:paragraph-properties fo:margin-top="0.1666in" fo:margin-bottom="0.1666in"/>
    </style:style>
    <style:style style:name="T31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2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2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23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26" style:parent-style-name="Standard" style:family="paragraph">
      <style:paragraph-properties fo:margin-top="0.1666in" fo:margin-bottom="0.1666in"/>
    </style:style>
    <style:style style:name="T327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2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29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3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3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4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35" style:parent-style-name="Standard" style:family="paragraph">
      <style:paragraph-properties fo:margin-top="0.1666in" fo:margin-bottom="0.1666in"/>
    </style:style>
    <style:style style:name="T33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3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3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3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4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3" style:parent-style-name="Standard" style:family="paragraph">
      <style:paragraph-properties fo:margin-top="0.1666in" fo:margin-bottom="0.1666in"/>
    </style:style>
    <style:style style:name="T34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4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4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4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4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4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3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4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5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8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59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0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1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2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363" style:parent-style-name="Standard" style:family="paragraph">
      <style:paragraph-properties fo:margin-top="0.1666in" fo:margin-bottom="0.1666in"/>
    </style:style>
    <style:style style:name="T36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365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66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6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68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69" style:parent-style-name="Standard" style:family="paragraph">
      <style:paragraph-properties fo:margin-top="0.1666in" fo:margin-bottom="0.1666in"/>
    </style:style>
    <style:style style:name="T37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1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72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7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7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77" style:parent-style-name="Standard" style:family="paragraph">
      <style:paragraph-properties fo:margin-top="0.1666in" fo:margin-bottom="0.1666in"/>
    </style:style>
    <style:style style:name="T37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7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80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381" style:parent-style-name="Hyperlink" style:family="text">
      <style:text-properties fo:color="#0645AD" fo:font-size="10.5pt" style:font-size-asian="10.5pt" style:font-size-complex="10.5pt" fo:background-color="#FFFFFF"/>
    </style:style>
    <style:style style:name="T382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38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4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8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87" style:parent-style-name="Standard" style:family="paragraph">
      <style:paragraph-properties fo:margin-top="0.1666in" fo:margin-bottom="0.1666in"/>
    </style:style>
    <style:style style:name="T388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38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390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391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392" style:parent-style-name="DefaultParagraphFont" style:family="text">
      <style:text-properties fo:color="#202122" fo:font-size="10.5pt" style:font-size-asian="10.5pt" style:font-size-complex="10.5pt" fo:background-color="#FFFFFF" fo:language="en" fo:country="US"/>
    </style:style>
    <style:style style:name="T393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394" style:parent-style-name="Hyperlink" style:family="text">
      <style:text-properties fo:color="#0645AD" fo:font-size="10.5pt" style:font-size-asian="10.5pt" style:font-size-complex="10.5pt" fo:background-color="#FFFFFF"/>
    </style:style>
    <style:style style:name="T395" style:parent-style-name="DefaultParagraphFont" style:family="text">
      <style:text-properties fo:language="en" fo:country="US"/>
    </style:style>
    <style:style style:name="T396" style:parent-style-name="DefaultParagraphFont" style:family="text">
      <style:text-properties fo:color="#202122" fo:font-size="10.5pt" style:font-size-asian="10.5pt" style:font-size-complex="10.5pt" fo:background-color="#FFFFFF"/>
    </style:style>
    <style:style style:name="T397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398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399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0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01" style:parent-style-name="Standard" style:family="paragraph">
      <style:paragraph-properties fo:margin-top="0.1666in" fo:margin-bottom="0.1666in"/>
    </style:style>
    <style:style style:name="T40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0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04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40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06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07" style:parent-style-name="Standard" style:family="paragraph">
      <style:paragraph-properties fo:margin-top="0.1666in" fo:margin-bottom="0.1666in"/>
      <style:text-properties style:font-name="Calibri" style:font-name-complex="Calibri" fo:font-weight="bold" style:font-weight-asian="bold" fo:font-size="12pt" style:font-size-asian="12pt" style:font-size-complex="12pt"/>
    </style:style>
    <style:style style:name="P408" style:parent-style-name="Standard" style:family="paragraph">
      <style:text-properties style:font-name="Calibri" style:font-name-complex="Calibri" fo:font-weight="bold" style:font-weight-asian="bold" fo:font-size="12pt" style:font-size-asian="12pt" style:font-size-complex="12pt"/>
    </style:style>
    <style:style style:name="P409" style:parent-style-name="Standard" style:family="paragraph">
      <style:paragraph-properties fo:break-before="page" fo:margin-top="0.1666in" fo:margin-bottom="0.1666in"/>
    </style:style>
    <style:style style:name="T410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P411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12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13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14" style:parent-style-name="Standard" style:family="paragraph">
      <style:paragraph-properties fo:margin-top="0.1666in" fo:margin-bottom="0.1666in"/>
    </style:style>
    <style:style style:name="T415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16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1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418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419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20" style:parent-style-name="Standard" style:family="paragraph">
      <style:paragraph-properties fo:margin-top="0.1666in" fo:margin-bottom="0.1666in" fo:margin-left="0.25in">
        <style:tab-stops/>
      </style:paragraph-properties>
    </style:style>
    <style:style style:name="T421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22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P423" style:parent-style-name="Standard" style:family="paragraph">
      <style:paragraph-properties fo:margin-top="0.1666in" fo:margin-bottom="0.1666in"/>
    </style:style>
    <style:style style:name="T424" style:parent-style-name="DefaultParagraphFont" style:family="text">
      <style:text-properties style:font-name="Calibri" style:font-name-complex="Calibri" fo:font-weight="bold" style:font-weight-asian="bold" fo:font-size="12pt" style:font-size-asian="12pt" style:font-size-complex="12pt"/>
    </style:style>
    <style:style style:name="T425" style:parent-style-name="DefaultParagraphFont" style:family="text">
      <style:text-properties style:font-name="Calibri" style:font-name-complex="Calibri" fo:font-size="12pt" style:font-size-asian="12pt" style:font-size-complex="12pt"/>
    </style:style>
    <style:style style:name="T426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427" style:parent-style-name="DefaultParagraphFont" style:family="text">
      <style:text-properties style:font-name="Calibri" style:font-name-complex="Calibri" fo:font-size="12pt" style:font-size-asian="12pt" style:font-size-complex="12pt" fo:language="en" fo:country="US"/>
    </style:style>
    <style:style style:name="T428" style:parent-style-name="DefaultParagraphFont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<text:span text:style-name="T2">References:</text:span></text:p>
      <text:list text:style-name="WWNum1">
        <text:list-item text:start-value="1">
          <text:p text:style-name="P3"><text:span text:style-name="T4">Starbucks Wiki Page:<text:s/></text:span><text:a xlink:href="https://en.wikipedia.org/wiki/Starbucks" office:target-frame-name="_top" xlink:show="replace"><text:span text:style-name="T5">https://en.wikipedia.org/wiki/Starbucks</text:span></text:a><text:span text:style-name="T6"><text:line-break/></text:span></text:p>
        </text:list-item>
        <text:list-item>
          <text:p text:style-name="P7"><text:span text:style-name="T8">Starbucks in India Wiki Page:<text:s/></text:span><text:a xlink:href="https://en.wikipedia.org/wiki/Tata_Starbucks" office:target-frame-name="_top" xlink:show="replace"><text:span text:style-name="T9">https://en.wikipedia.org/wiki/Tata_Starbucks</text:span></text:a><text:span text:style-name="T10"><text:line-break/></text:span></text:p>
        </text:list-item>
        <text:list-item>
          <text:p text:style-name="P11"><text:span text:style-name="T12">Interviews and news articles:</text:span><text:span text:style-name="T13"><text:tab/></text:span></text:p>
        </text:list-item>
      </text:list>
      <text:list text:style-name="WWNum4" text:continue-numbering="true">
        <text:list-item>
          <text:list>
            <text:list-item>
              <text:p text:style-name="P14"><text:a xlink:href="http://everythingexperiential.businessworld.in/article/We-need-to-look-at-marketing-as-an-experience-rather-than-a-transaction-Deepa-Krishnan-Starbucks-India/05-03-2020-185596/" office:target-frame-name="_top" xlink:show="replace"><text:span text:style-name="T15">http://everythingexperiential.businessworld.in/article/We-need-to-look-at-marketing-as-an-experience-rather-than-a-transaction-Deepa-Krishnan-Starbucks-India/05-03-2020-185596/</text:span></text:a><text:span text:style-name="T16"><text:s/>(Mar</text:span><text:span text:style-name="T17">ch 2020)</text:span></text:p>
            </text:list-item>
            <text:list-item>
              <text:p text:style-name="P18"><text:a xlink:href="https://www.indiatoday.in/education-today/featurephilia/story/meet-starbucks-marketing-brain-growth-india-963235-2017-03-01" office:target-frame-name="_top" xlink:show="replace"><text:span text:style-name="T19">https://www.indiatoday.in/education-today/featurephilia/story/meet-starbucks-marketing-brain-growth-india-</text:span><text:span text:style-name="T20">963235-2017-03-01</text:span></text:a><text:span text:style-name="T21"><text:s/>(January 2018)</text:span></text:p>
            </text:list-item>
            <text:list-item>
              <text:p text:style-name="P22"><text:a xlink:href="https://brandequity.economictimes.indiatimes.com/news/marketing/for-starbucks-india-it-is-all-about-creating-the-third-place-experience/56140266" office:target-frame-name="_top" xlink:show="replace"><text:span text:style-name="T23">https://brandequity.economictimes.indiatimes.com/news/marketi</text:span><text:span text:style-name="T24">ng/for-starbucks-india-it-is-all-about-creating-the-third-place-experience/56140266</text:span></text:a><text:span text:style-name="T25"><text:s/>(December 2016)</text:span></text:p>
            </text:list-item>
          </text:list>
        </text:list-item>
      </text:list>
      <text:list text:style-name="WWNum1" text:continue-numbering="true">
        <text:list-item>
          <text:p text:style-name="P26"><text:a xlink:href="https://stories.starbucks.com/stories/2012/starbucks-announces-beverage-innovation-using-green-coffee-extract-with-sta/" office:target-frame-name="_top" xlink:show="replace"><text:span text:style-name="T27">https://stories.sta</text:span><text:span text:style-name="T28">rbucks.com/stories/2012/starbucks-announces-beverage-innovation-using-green-coffee-extract-with-sta/</text:span></text:a><text:span text:style-name="T29"><text:line-break/></text:span></text:p>
        </text:list-item>
        <text:list-item>
          <text:p text:style-name="P30"><text:span text:style-name="T31">Starbucks India menu (without prices):<text:s/></text:span><text:a xlink:href="https://www.starbucks.in/menu-list" office:target-frame-name="_top" xlink:show="replace"><text:span text:style-name="T32">https://www.starbucks.in/menu-list</text:span></text:a><text:span text:style-name="T33"><text:line-break/></text:span></text:p>
        </text:list-item>
        <text:list-item>
          <text:p text:style-name="P34"><text:span text:style-name="T35">Starbucks CP, New Delhi men</text:span><text:span text:style-name="T36">u:<text:s/></text:span><text:a xlink:href="https://magicpin.in/New-Delhi/Connaught-Place-(Cp)/Restaurant/Starbucks/store/1217/menu/" office:target-frame-name="_top" xlink:show="replace"><text:span text:style-name="T37">https://magicpin.in/New-Delhi/Connaught-Place-(Cp)/Restaurant/Starbucks/store/1217/menu/</text:span></text:a><text:span text:style-name="T38"><text:line-break/></text:span></text:p>
        </text:list-item>
        <text:list-item>
          <text:p text:style-name="P39"><text:span text:style-name="T40">Starbucks Corporation’s Marketing Mix (4Ps) Analysis (201</text:span><text:span text:style-name="T41">9):<text:s/></text:span><text:a xlink:href="http://panmore.com/starbucks-coffee-marketing-mix-4ps-analysis" office:target-frame-name="_top" xlink:show="replace"><text:span text:style-name="T42">http:</text:span><text:bookmark-start text:name="_Hlt86538943"/><text:bookmark-start text:name="_Hlt86538944"/><text:span text:style-name="T43">/</text:span><text:bookmark-end text:name="_Hlt86538943"/><text:bookmark-end text:name="_Hlt86538944"/><text:span text:style-name="T44">/panmore.com/starbucks-coffee-marketing-mix-4ps-analysis</text:span></text:a><text:span text:style-name="T45"><text:line-break/></text:span></text:p>
        </text:list-item>
        <text:list-item>
          <text:p text:style-name="P46"><text:span text:style-name="T47">Starbucks India Marketing Strategy (2016):<text:s/></text:span><text:a xlink:href="https://www.slideshare.net/Rjrockzcool/starbucks-india-marketing-strategy" office:target-frame-name="_top" xlink:show="replace"><text:span text:style-name="T48">https://www.slideshare.net/Rjrockzcool/starbucks-india-marketing-strategy</text:span></text:a><text:span text:style-name="T49"><text:s/></text:span><text:span text:style-name="T50"><text:line-break/></text:span></text:p>
        </text:list-item>
        <text:list-item>
          <text:p text:style-name="P51"><text:span text:style-name="T52">Entry of Starbucks in Indian Market (2016):<text:s/></text:span><text:a xlink:href="https://www.researchgate.net/publication/316600552_Case_Study-_Entry_of_Starbucks_in_Indian_Market" office:target-frame-name="_top" xlink:show="replace"><text:span text:style-name="T53">https://www.researchgate.net/publication/316600552_Case_Study-_Entry_of_Starbucks_in_In</text:span><text:bookmark-start text:name="_Hlt86538923"/><text:bookmark-start text:name="_Hlt86538924"/><text:span text:style-name="T54">d</text:span><text:bookmark-end text:name="_Hlt86538923"/><text:bookmark-end text:name="_Hlt86538924"/><text:span text:style-name="T55">ian_Market</text:span></text:a><text:span text:style-name="T56"><text:line-break/></text:span></text:p>
        </text:list-item>
        <text:list-item>
          <text:p text:style-name="P57"><text:span text:style-name="T58">Starbucks Marketing Analysis (2015):<text:s/></text:span><text:a xlink:href="https://www.semanticscholar.org/paper/Starbucks-Marketing-Analysis-Katerina/1d21b5743764f3196cddcb95925059695dad6eeb" office:target-frame-name="_top" xlink:show="replace"><text:span text:style-name="T59">https://www.semanticscholar.org/paper/Starbucks-Marketing-Analysis-Katerina/1d21b5743764f3196cddcb95925059695dad6eeb</text:span></text:a><text:span text:style-name="T60"><text:line-break/></text:span></text:p>
        </text:list-item>
        <text:list-item>
          <text:p text:style-name="P61"><text:span text:style-name="T62">Strate</text:span><text:span text:style-name="T63">gic Marketing: A Case Study of Starbucks (2015):<text:s/></text:span><text:a xlink:href="https://www.slideshare.net/YeeJieNg/bumkt6923grouppresentation" office:target-frame-name="_top" xlink:show="replace"><text:span text:style-name="T64">https://www.slideshare.net/YeeJieNg/bumkt6923grouppresentation</text:span></text:a><text:span text:style-name="T65"><text:line-break/></text:span></text:p>
        </text:list-item>
        <text:list-item>
          <text:p text:style-name="P66"><text:span text:style-name="T67">Strategic Analysis of Starbucks Corporation (2014):<text:s/></text:span><text:a xlink:href="https://scholar.harvard.edu/files/nithingeereddy/files/starbucks_case_analysis.pdf" office:target-frame-name="_top" xlink:show="replace"><text:span text:style-name="T68">https://scholar.harvard.edu/files/nithingeereddy/files/starbucks_case_analysis.pdf</text:span></text:a><text:span text:style-name="T69"><text:line-break/></text:span></text:p>
        </text:list-item>
        <text:list-item>
          <text:p text:style-name="P70"><text:span text:style-name="T71">Other links:</text:span></text:p>
        </text:list-item>
      </text:list>
      <text:list text:style-name="WWNum3">
        <text:list-item>
          <text:p text:style-name="P72"><text:a xlink:href="http://science.knote.com/2014/10/28/starbucks-productivity-secrets/" office:target-frame-name="_top" xlink:show="replace"><text:span text:style-name="T73">http://science.knote.com/2014/10/28/starbucks-productivity-secrets/</text:span></text:a></text:p>
        </text:list-item>
        <text:list-item>
          <text:p text:style-name="P74"><text:a xlink:href="http://panmore.com/starbucks-coffee-operations-management-10-decisions-areas-productivity" office:target-frame-name="_top" xlink:show="replace"><text:span text:style-name="T75">http://panmore.com/starbucks-coffee-operations-management-10-decis</text:span><text:span text:style-name="T76">ions-areas-productivity</text:span></text:a></text:p>
        </text:list-item>
        <text:list-item>
          <text:p text:style-name="P77"><text:a xlink:href="https://www.businessinsider.in/retail/5-ways-Starbucks-entices-you-to-spend-more-money/articleshow/46239542.cms" office:target-frame-name="_top" xlink:show="replace"><text:span text:style-name="T78">https://www.businessinsider.in/retail/5-ways-Starbucks-entices-you-to-spend-more-money/articleshow/4623</text:span><text:span text:style-name="T79">9542.cms</text:span></text:a><text:span text:style-name="T80"><text:s text:c="2"/></text:span></text:p>
        </text:list-item>
        <text:list-item>
          <text:p text:style-name="P81"><text:a xlink:href="https://www.business-standard.com/article/companies/starbucks-steps-up-its-india-game-116020301281_1.html" office:target-frame-name="_top" xlink:show="replace"><text:span text:style-name="T82">https://www.business-standard.com/article/companies/starbucks-steps-up-its-india-game-116020301281_1.html</text:span></text:a></text:p>
        </text:list-item>
      </text:list>
      <text:soft-page-break/>
      <text:p text:style-name="P83"><text:span text:style-name="T84">Questions on Pro</text:span><text:span text:style-name="T85">duct</text:span></text:p>
      <text:p text:style-name="P86"><text:span text:style-name="T87">Q1:</text:span><text:span text:style-name="T88"><text:s/>What is the core product of Starbucks?</text:span></text:p>
      <text:p text:style-name="P89"><text:span text:style-name="T90">A1:</text:span><text:span text:style-name="T91"><text:s/>--</text:span><text:span text:style-name="T92">The core product of Starbucks are “The Starbucks lifestyle”. Sophisticated, trendy and community.</text:span><text:span text:style-name="T93">--</text:span></text:p>
      <text:p text:style-name="P94"><text:span text:style-name="T95">Q2:</text:span><text:span text:style-name="T96"><text:s/>What are the actual and augmented products of Starbucks?</text:span></text:p>
      <text:p text:style-name="P97"><text:span text:style-name="T98">A2:</text:span><text:span text:style-name="T99"><text:s/>-</text:span><text:span text:style-name="T100">ACTUAL PRODUCTS OF STARBUCKS: Physic</text:span><text:span text:style-name="T101">al goods: premium coffees and teas, sandwiches, desserts , CDs, packaged coffees and teas, coffee-making equipment, collectibles, ice cream, etc. Starbucks Brand. Elegant yet comfortable store layout.</text:span></text:p>
      <text:p text:style-name="P102"><text:span text:style-name="T103">AUGMENTED PRODUCTS OF STARBUCKS: Free wireless internet</text:span><text:span text:style-name="T104">, prepaid Starbucks card, Starbucks Duetto Visa(credit card and rewards card), In-Store music download.</text:span><text:span text:style-name="T105">--</text:span></text:p>
      <text:p text:style-name="P106"><text:span text:style-name="T107">Q3:</text:span><text:span text:style-name="T108"><text:s/>What are the various product categories offered by Starbucks?</text:span></text:p>
      <text:p text:style-name="P109"><text:span text:style-name="T110">A3:</text:span><text:span text:style-name="T111"><text:s/>--</text:span><text:span text:style-name="T112">There are 11 product categories offered by starbucks they are 1.Brewed<text:s/></text:span><text:span text:style-name="T113">coffees , 2. Frappuccino Blended coffee, 3. Frappuccino juice Blends, 4. Drink Extras,5. Expresso-Hot,6. Frappuccino light blended coffee ,7. Tazo Tea, 8. Vivanno Nourishing Blends, 9. Espresso- Iccd, 10. Frappuccino Blended Crème, 11. Classic Favourites<text:s/></text:span><text:span text:style-name="T114">-</text:span><text:span text:style-name="T115">-</text:span></text:p>
      <text:p text:style-name="P116"><text:span text:style-name="T117">Q4:</text:span><text:span text:style-name="T118"><text:s/>How has Starbucks adapted its product offering to suit the Indian market?</text:span></text:p>
      <text:p text:style-name="P119"><text:span text:style-name="T120">A4:</text:span><text:span text:style-name="T121"><text:s/>-</text:span><text:span text:style-name="T122"><text:s/>Starbucks adapted its products offering to suit he Indian market by chai nation .</text:span><text:span text:style-name="T123">---</text:span></text:p>
      <text:p text:style-name="P124"><text:span text:style-name="T125">Q5:</text:span><text:span text:style-name="T126"><text:s/>How has Starbucks introduced healthy products in its range?</text:span></text:p>
      <text:p text:style-name="P127"><text:span text:style-name="T128">A5:</text:span><text:span text:style-name="T129"><text:s/>--</text:span><text:span text:style-name="T130">Starbuck introd</text:span><text:span text:style-name="T131">uced healthy products that are pesti free and organic products used in its range.</text:span><text:span text:style-name="T132">---</text:span></text:p>
      <text:p text:style-name="P133"><text:span text:style-name="T134">Q6:</text:span><text:span text:style-name="T135"><text:s/>Mention an innovation by Starbucks with regard to an existing product.</text:span></text:p>
      <text:p text:style-name="P136"><text:span text:style-name="T137">A6:</text:span><text:span text:style-name="T138"><text:s/>---</text:span><text:span text:style-name="T139">Starbucks can be innovated with regard to an existing product that are fruit juices, and<text:s/></text:span><text:span text:style-name="T140">fruit beverages.<text:s/></text:span><text:span text:style-name="T141">---</text:span></text:p>
      <text:p text:style-name="P142"><text:span text:style-name="T143">Q7:</text:span><text:span text:style-name="T144"><text:s/>What are some partnerships that Starbucks has entered, from the point of view of product?</text:span></text:p>
      <text:p text:style-name="P145"><text:span text:style-name="T146">A7:</text:span><text:span text:style-name="T147"><text:s/>--</text:span><text:span text:style-name="T148">APPLE INC , TATA GROUP, SPOOTFY, DISNEY, PEPSICO ETC.</text:span><text:span text:style-name="T149">---</text:span></text:p>
      <text:p text:style-name="P150"/>
      <text:p text:style-name="P151"/>
      <text:soft-page-break/>
      <text:p text:style-name="P152"><text:span text:style-name="T153">Questions on Price</text:span></text:p>
      <text:p text:style-name="P154"><text:span text:style-name="T155">Q1:</text:span><text:span text:style-name="T156"><text:s/>What is the most expensive coffee that<text:s/></text:span><text:span text:style-name="T157">Starbucks in CP sells?</text:span></text:p>
      <text:p text:style-name="P158"><text:span text:style-name="T159">A1:</text:span><text:span text:style-name="T160"><text:s/></text:span><text:span text:style-name="T161">Caramel Praline Latte Venti - 365</text:span></text:p>
      <text:p text:style-name="P162"><text:span text:style-name="T163">Q2:</text:span><text:span text:style-name="T164"><text:s text:c="2"/>What is the least expensive coffee that Starbucks in CP sells?</text:span></text:p>
      <text:p text:style-name="P165"><text:span text:style-name="T166">A2:</text:span><text:span text:style-name="T167"><text:s/></text:span><text:span text:style-name="T168">Caffe Americano Short - 175</text:span></text:p>
      <text:p text:style-name="P169"><text:span text:style-name="T170">Q3:</text:span><text:span text:style-name="T171"><text:s/>Which of the following pricing strategies does Starbucks follow? Justify your answer.</text:span></text:p>
      <text:list text:style-name="WWNum2">
        <text:list-item>
          <text:p text:style-name="P172"><text:span text:style-name="T173">Economy pricing strategy</text:span></text:p>
        </text:list-item>
        <text:list-item>
          <text:p text:style-name="P174"><text:span text:style-name="T175">Penetration pricing</text:span><text:span text:style-name="T176"><text:s/>strategy</text:span></text:p>
        </text:list-item>
        <text:list-item>
          <text:p text:style-name="P177"><text:span text:style-name="T178">Skimming pricing strategy</text:span></text:p>
        </text:list-item>
        <text:list-item>
          <text:p text:style-name="P179"><text:span text:style-name="T180">Premium pricing strategy</text:span></text:p>
        </text:list-item>
      </text:list>
      <text:p text:style-name="P181"><text:span text:style-name="T182">A3:</text:span><text:span text:style-name="T183"><text:s/>--</text:span><text:span text:style-name="T184">“PREMIUM PRICING STRATEGY”--</text:span></text:p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soft-page-break/>
      <text:p text:style-name="P200"><text:span text:style-name="T201">Questions on Place</text:span></text:p>
      <text:p text:style-name="P202"><text:span text:style-name="T203">Q1:</text:span><text:span text:style-name="T204"><text:s/>How many cities in India have at least one Starbucks store?</text:span></text:p>
      <text:p text:style-name="P205"><text:span text:style-name="T206">A1:</text:span><text:span text:style-name="T207"><text:s/>--</text:span><text:span text:style-name="T208">in 88 cities in India have at least one<text:s/></text:span><text:span text:style-name="T209">Starbucks store.</text:span><text:span text:style-name="T210">--</text:span></text:p>
      <text:p text:style-name="P211"><text:span text:style-name="T212">Q2:</text:span><text:span text:style-name="T213"><text:s/>What is the total number of Starbucks stores in India?</text:span></text:p>
      <text:p text:style-name="P214"><text:span text:style-name="T215">A2:</text:span><text:span text:style-name="T216"><text:s/>--</text:span><text:span text:style-name="T217">The tota number of Starbucks in India are 218.</text:span><text:span text:style-name="T218">-</text:span></text:p>
      <text:p text:style-name="P219"><text:span text:style-name="T220">Q3:</text:span><text:span text:style-name="T221"><text:s/>Which cities in India tend to have a Starbucks store? Why?</text:span></text:p>
      <text:p text:style-name="P222"><text:span text:style-name="T223">A3:</text:span><text:span text:style-name="T224"><text:s/>--</text:span><text:span text:style-name="T225">mumbai, delhi, pune etc have tend Starbucks because the</text:span><text:span text:style-name="T226"><text:s/>historic of southern<text:s/></text:span><text:span text:style-name="T227">----</text:span></text:p>
      <text:p text:style-name="P228"><text:span text:style-name="T229">Q4:</text:span><text:span text:style-name="T230"><text:s/>Mention an innovation by Starbucks with regard to its store strategy.</text:span></text:p>
      <text:p text:style-name="P231"><text:span text:style-name="T232">A4:</text:span><text:span text:style-name="T233"><text:s/>--</text:span><text:span text:style-name="T234"><text:s/>Starbucks can be innovated with regard to it store that are fruit juices, and fruit beverages</text:span><text:span text:style-name="T235"><text:s/>--</text:span></text:p>
      <text:p text:style-name="P236"><text:span text:style-name="T237">Q5:</text:span><text:span text:style-name="T238"><text:s/>What are some partnerships that Starbucks has e</text:span><text:span text:style-name="T239">ntered, from the point of view of the place?</text:span></text:p>
      <text:p text:style-name="P240"><text:span text:style-name="T241">A5:</text:span><text:span text:style-name="T242"><text:s/>----</text:span><text:span text:style-name="T243">APPLE INC , TATA GROUP, SPOOTFY, DISNEY, PEPSICO ETC.</text:span><text:span text:style-name="T244">------</text:span></text:p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soft-page-break/>
      <text:p text:style-name="P258"><text:span text:style-name="T259">Questions on Promotion</text:span></text:p>
      <text:p text:style-name="P260"><text:span text:style-name="T261">Q1:</text:span><text:span text:style-name="T262"><text:s/>What is the primary means of promotion for Starbucks?</text:span></text:p>
      <text:p text:style-name="P263"><text:span text:style-name="T264">A1:</text:span><text:span text:style-name="T265"><text:s/>---</text:span><text:span text:style-name="T266">the primary promotion in<text:s/></text:span><text:span text:style-name="T267">Starbucks are “WORD OF MOUTH”.<text:s/></text:span><text:span text:style-name="T268">--</text:span></text:p>
      <text:p text:style-name="P269"><text:span text:style-name="T270">Q2:</text:span><text:span text:style-name="T271"><text:s/>How does Starbucks go about executing its primary means of promotion?</text:span></text:p>
      <text:p text:style-name="P272"><text:span text:style-name="T273">A2:</text:span><text:span text:style-name="T274"><text:s/>--</text:span><text:span text:style-name="T275">“WORD OF MOUTH”</text:span><text:span text:style-name="T276"><text:s/>usually focuses on providing the best customer experience in order to encourage people to spread positive words about the busi</text:span><text:span text:style-name="T277">ness.</text:span><text:span text:style-name="T278">---</text:span></text:p>
      <text:p text:style-name="P279"><text:span text:style-name="T280">Q3:</text:span><text:span text:style-name="T281"><text:s/>What is meant by ‘Third Place’ in the context of the marketing strategy of Starbucks?</text:span></text:p>
      <text:p text:style-name="P282"><text:span text:style-name="T283">A3:</text:span><text:span text:style-name="T284"><text:s/>---</text:span><text:span text:style-name="T285">Starbucks has positioned itself as the third place, after home and work, where one can relax, have fun and coffee</text:span><text:span text:style-name="T286">---</text:span></text:p>
      <text:p text:style-name="P287"><text:span text:style-name="T288">Q4:</text:span><text:span text:style-name="T289"><text:s/>What is meant by<text:s/></text:span><text:span text:style-name="T290">‘Fourth Place” in the context of the marketing strategy of Starbucks?</text:span></text:p>
      <text:p text:style-name="P291"><text:span text:style-name="T292">A4:</text:span><text:span text:style-name="T293"><text:s/>-</text:span><text:span text:style-name="T294">By digital, the implication here is not only about reaching out to a "DIGITALLY-SAVVY AUDIENCE", but also about creating a place that is "DIGITALLY-EQUIPPED" with a robust mobile an</text:span><text:span text:style-name="T295">d online delivery system.</text:span><text:span text:style-name="T296">---</text:span>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soft-page-break/>
      <text:p text:style-name="P312"><text:span text:style-name="T313">Questions on People</text:span></text:p>
      <text:p text:style-name="P314"><text:span text:style-name="T315">Q1:<text:s/></text:span><text:span text:style-name="T316">What are the primary target customer segments for Starbucks?</text:span></text:p>
      <text:p text:style-name="P317"><text:span text:style-name="T318">A1:</text:span><text:span text:style-name="T319"><text:s/>--</text:span><text:span text:style-name="T320">the primary target customer for Starbucks are place and price.</text:span><text:span text:style-name="T321">----</text:span></text:p>
      <text:p text:style-name="P322"><text:span text:style-name="T323">Q2:</text:span><text:span text:style-name="T324"><text:s/>What is the connection between the target<text:s/></text:span><text:span text:style-name="T325">customer segments for Starbucks and its choice of price and place?</text:span></text:p>
      <text:p text:style-name="P326"><text:span text:style-name="T327">A2:</text:span><text:span text:style-name="T328"><text:s/>---</text:span><text:span text:style-name="T329">the connection between to target the customer for Starbucks are choosing the place and price because the crowd area can be benefit for the business .</text:span><text:span text:style-name="T330">-----</text:span></text:p>
      <text:p text:style-name="P331"><text:span text:style-name="T332">Q3:</text:span><text:span text:style-name="T333"><text:s/>What are Starbucks empl</text:span><text:span text:style-name="T334">oyees called?</text:span></text:p>
      <text:p text:style-name="P335"><text:span text:style-name="T336">A3:</text:span><text:span text:style-name="T337"><text:s/>---</text:span><text:span text:style-name="T338">the Starbuck employees called workers.</text:span><text:span text:style-name="T339">---</text:span></text:p>
      <text:p text:style-name="P340"><text:span text:style-name="T341">Q4:</text:span><text:span text:style-name="T342"><text:s/>Mention an innovation by Starbucks with regard to its employee training.</text:span></text:p>
      <text:p text:style-name="P343"><text:span text:style-name="T344">A4:</text:span><text:span text:style-name="T345"><text:s/>---</text:span><text:span text:style-name="T346">Starbucks employees are to be trained.</text:span><text:span text:style-name="T347">---</text:span></text:p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><text:span text:style-name="T364">Questions on Physical Evidence</text:span></text:p>
      <text:p text:style-name="P365"><text:span text:style-name="T366">Q1:</text:span><text:span text:style-name="T367"><text:s/>How does the<text:s/></text:span><text:span text:style-name="T368">Starbucks store layout contribute to its marketing strategy?</text:span></text:p>
      <text:p text:style-name="P369"><text:span text:style-name="T370">A1:</text:span><text:span text:style-name="T371"><text:s/>--</text:span><text:span text:style-name="T372">Starbucks store layout contribute to” PHYSICAL EVIDENCE OF REPRESENTATION”,”PRICE”,”PRODUCT”,”PROMOTION”,”PLACE”.<text:s/></text:span><text:span text:style-name="T373">--</text:span></text:p>
      <text:p text:style-name="P374"><text:span text:style-name="T375">Q2:</text:span><text:span text:style-name="T376"><text:s/>What is the Starbucks logo?</text:span></text:p>
      <text:p text:style-name="P377"><text:span text:style-name="T378">A2:</text:span><text:span text:style-name="T379"><text:s/>---</text:span><text:span text:style-name="T380">"TWIN-TAILED MERMAID, OR </text:span><text:a office:title="Siren (mythology)" xlink:href="https://en.wikipedia.org/wiki/Siren_(mythology)" office:target-frame-name="_top" xlink:show="replace"><text:span text:style-name="T381">SIREN</text:span></text:a><text:span text:style-name="T382"> </text:span><text:span text:style-name="T383">–</text:span></text:p>
      <text:p text:style-name="P384"><text:span text:style-name="T385">Q3:</text:span><text:span text:style-name="T386"><text:s/>Has the Starbucks logo evolved over time?</text:span></text:p>
      <text:p text:style-name="P387"><text:span text:style-name="T388">A3:</text:span><text:span text:style-name="T389"><text:s/>--</text:span><text:span text:style-name="T390">YES ,</text:span><text:span text:style-name="T391"><text:s/></text:span><text:span text:style-name="T392">Starbucks logo evolved<text:s/></text:span><text:span text:style-name="T393">"twin-tailed mermaid, or </text:span><text:a office:title="Siren (mythology)" xlink:href="https://en.wikipedia.org/wiki/Siren_(mythology)" office:target-frame-name="_top" xlink:show="replace"><text:span text:style-name="T394">siren</text:span></text:a><text:span text:style-name="T395"><text:s/>now<text:s/></text:span><text:span text:style-name="T396">removing the Starbucks wordmark around the siren, enlarging the siren image, and making it green. </text:span><text:span text:style-name="T397">--</text:span></text:p>
      <text:p text:style-name="P398"><text:span text:style-name="T399">Q4:</text:span><text:span text:style-name="T400"><text:s/>Can the Starbucks app be considered part of physical evidence in the 7 Ps framework? Justify your answer.</text:span></text:p>
      <text:p text:style-name="P401"><text:span text:style-name="T402">A4:</text:span><text:span text:style-name="T403"><text:s/>-</text:span><text:span text:style-name="T404">YES, Starbucks app to be considered as physical evidence .</text:span><text:span text:style-name="T405">-----</text:span></text:p>
      <text:p text:style-name="P406"/>
      <text:p text:style-name="P407"/>
      <text:p text:style-name="P408"/>
      <text:soft-page-break/>
      <text:p text:style-name="P409"><text:span text:style-name="T410">Questions on Process</text:span></text:p>
      <text:p text:style-name="P411"><text:span text:style-name="T412">Q1:</text:span><text:span text:style-name="T413"><text:s/>What is the process improvement philosophy that Starbucks adopted a decade ago to improve its productivity?</text:span></text:p>
      <text:p text:style-name="P414"><text:span text:style-name="T415">A1:</text:span><text:span text:style-name="T416"><text:s/>--</text:span><text:span text:style-name="T417">the process that can be improved by the Starbuck</text:span><text:span text:style-name="T418">s adopted a decade that to quality of productivity and marketing<text:s/></text:span><text:span text:style-name="T419">------</text:span></text:p>
      <text:p text:style-name="P420"><text:span text:style-name="T421">Q2:</text:span><text:span text:style-name="T422"><text:s/>What are some of the key metrics that Starbucks uses to measure in-store productivity?</text:span></text:p>
      <text:p text:style-name="P423"><text:span text:style-name="T424">A2:</text:span><text:span text:style-name="T425"><text:s/>--</text:span><text:span text:style-name="T426"><text:s/>The some of the key metrics used to measure in store are profits and customers and qua</text:span><text:span text:style-name="T427">lity of product.</text:span><text:span text:style-name="T428">---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Libre Franklin" svg:font-family="Libre Franklin" style:font-family-generic="system" style:font-pitch="variable"/>
    <style:font-face style:name="Open Sans" svg:font-family="Ope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Standard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Label1" style:display-name="ListLabel 1" style:family="text">
      <style:text-properties fo:font-weight="bold" style:font-weight-asian="bold" style:font-weight-complex="normal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fo:font-weight="normal" style:font-weight-asian="normal" style:font-weight-complex="normal"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font-name="Calibri" style:font-name-asian="Calibri" style:font-name-complex="Calibri" fo:color="#1155CC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Calibri" style:font-name-asian="Calibri" style:font-name-complex="Calibri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fo:font-weight="bold" style:font-weight-asian="bold" style:font-weight-complex="normal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fo:font-size="12pt" style:font-size-asian="12pt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fo:font-weight="normal" style:font-weight-asian="normal" style:font-weight-complex="normal" style:text-underline-type="none" style:text-underline-color="font-color"/>
    </style:style>
    <style:style style:name="WW_CharLFO5LVL2" style:family="text">
      <style:text-properties style:font-name="Symbol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antosh Kumar MG</meta:initial-creator>
    <dc:creator>Santosh Kumar MG</dc:creator>
    <meta:creation-date>2021-10-30T21:06:00Z</meta:creation-date>
    <dc:date>2021-10-31T02:45:00Z</dc:date>
    <meta:template xlink:href="Normal" xlink:type="simple"/>
    <meta:editing-cycles>3</meta:editing-cycles>
    <meta:editing-duration>PT9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9" meta:word-count="1494" meta:character-count="9993" meta:row-count="70" meta:non-whitespace-character-count="8518"/>
  </office:meta>
</office:document-meta>
</file>